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apport Professionnel – Épreuve E4</text:h>
      <text:p text:style-name="Text_20_body"><text:span text:style-name="Strong_20_Emphasis">Projet : Détecteur de Fake News à base d’intelligence artificielle</text:span><text:line-break/><text:span text:style-name="Strong_20_Emphasis">Nom du candidat :</text:span> [Ton nom]<text:line-break/><text:span text:style-name="Strong_20_Emphasis">Date :</text:span> [Date de rendu]<text:line-break/><text:span text:style-name="Strong_20_Emphasis">Session :</text:span> [Nom de la session Simplon]</text:p>
      <text:p text:style-name="Horizontal_20_Line"/>
      <text:h text:style-name="Heading_20_3" text:outline-level="3">1. Analyse du besoin applicatif (Compétence C14)</text:h>
      <text:p text:style-name="Text_20_body"><text:span text:style-name="Strong_20_Emphasis">Objectif :</text:span> Comprendre les attentes utilisateurs et définir des spécifications claires.</text:p>
      <text:p text:style-name="Text_20_body"><text:span text:style-name="Strong_20_Emphasis">Méthodologie :</text:span></text:p>
      <text:list text:style-name="L1">
        <text:list-item>
          <text:p text:style-name="P2">Entretiens fictifs avec utilisateurs (journalistes, rédacteurs).</text:p>
        </text:list-item>
        <text:list-item>
          <text:p text:style-name="P2">Rédaction de <text:span text:style-name="Strong_20_Emphasis">User Stories</text:span> :</text:p>
          <text:list>
            <text:list-item>
              <text:p text:style-name="P2"><text:span text:style-name="Emphasis">En tant que journaliste, je veux vérifier si une information est fiable, afin de ne pas publier de fausses nouvelles.</text:span></text:p>
            </text:list-item>
          </text:list>
        </text:list-item>
        <text:list-item>
          <text:p text:style-name="P2"><text:span text:style-name="Strong_20_Emphasis">Critères d’acceptation</text:span> :</text:p>
          <text:list>
            <text:list-item>
              <text:p text:style-name="P2">L’application doit répondre en moins de 2 secondes.</text:p>
            </text:list-item>
            <text:list-item>
              <text:p text:style-name="P2">Une note de fiabilité doit être visible.</text:p>
            </text:list-item>
            <text:list-item>
              <text:p text:style-name="P2">L’interface doit être simple, accessible, et responsive.</text:p>
            </text:list-item>
          </text:list>
        </text:list-item>
      </text:list>
      <text:p text:style-name="Horizontal_20_Line"/>
      <text:h text:style-name="Heading_20_3" text:outline-level="3">2. Conception du cadre technique (Compétence C15)</text:h>
      <text:p text:style-name="Text_20_body"><text:span text:style-name="Strong_20_Emphasis">Architecture technique retenue :</text:span></text:p>
      <text:list text:style-name="L2">
        <text:list-item>
          <text:p text:style-name="P3">Frontend : HTML, CSS, JavaScript</text:p>
        </text:list-item>
        <text:list-item>
          <text:p text:style-name="P3">Backend : API FastAPI (hébergeant le modèle IA)</text:p>
        </text:list-item>
        <text:list-item>
          <text:p text:style-name="P3">Déploiement : Serveur OVH ou Render (Docker)</text:p>
        </text:list-item>
      </text:list>
      <text:p text:style-name="Text_20_body"><text:span text:style-name="Strong_20_Emphasis">Flux de données :</text:span></text:p>
      <text:list text:style-name="L3">
        <text:list-item>
          <text:p text:style-name="P4">L’utilisateur soumet un texte via le frontend.</text:p>
        </text:list-item>
        <text:list-item>
          <text:p text:style-name="P4">Le frontend appelle l’API IA <text:span text:style-name="Source_20_Text">/predict</text:span>.</text:p>
        </text:list-item>
        <text:list-item>
          <text:p text:style-name="P4">L’API retourne une prédiction ("FAKE" ou "REAL") + score.</text:p>
        </text:list-item>
        <text:list-item>
          <text:p text:style-name="P4">Le frontend affiche le résultat à l’utilisateur.</text:p>
        </text:list-item>
      </text:list>
      <text:p text:style-name="Text_20_body"><text:span text:style-name="Strong_20_Emphasis">Document technique produit :</text:span></text:p>
      <text:list text:style-name="L4">
        <text:list-item>
          <text:p text:style-name="P5">Schéma d’architecture (cf. Annexe A1)</text:p>
        </text:list-item>
        <text:list-item>
          <text:p text:style-name="P5">Cahier des charges fonctionnel et technique (cf. Annexe A2)</text:p>
        </text:list-item>
      </text:list>
      <text:p text:style-name="Horizontal_20_Line"/>
      <text:h text:style-name="Heading_20_3" text:outline-level="3"><text:soft-page-break/>3. Coordination du projet IA (Compétence C16)</text:h>
      <text:p text:style-name="Text_20_body"><text:span text:style-name="Strong_20_Emphasis">Méthode de gestion :</text:span> Kanban simplifié via Trello</text:p>
      <text:p text:style-name="Text_20_body"><text:span text:style-name="Strong_20_Emphasis">Organisation :</text:span></text:p>
      <text:list text:style-name="L5">
        <text:list-item>
          <text:p text:style-name="P6">To Do : Intégration UI, Tests, Accessibilité</text:p>
        </text:list-item>
        <text:list-item>
          <text:p text:style-name="P6">In Progress : API IA</text:p>
        </text:list-item>
        <text:list-item>
          <text:p text:style-name="P6">Done : Veille, Benchmark, Prototype</text:p>
        </text:list-item>
      </text:list>
      <text:p text:style-name="Text_20_body"><text:span text:style-name="Strong_20_Emphasis">Outils utilisés :</text:span></text:p>
      <text:list text:style-name="L6">
        <text:list-item>
          <text:p text:style-name="P7">Trello (tableau de bord partagé)</text:p>
        </text:list-item>
        <text:list-item>
          <text:p text:style-name="P7">GitHub (gestion de version)</text:p>
        </text:list-item>
        <text:list-item>
          <text:p text:style-name="P7">Notion (journal de bord)</text:p>
        </text:list-item>
      </text:list>
      <text:p text:style-name="Text_20_body"><text:span text:style-name="Strong_20_Emphasis">Livrables produits :</text:span></text:p>
      <text:list text:style-name="L7">
        <text:list-item>
          <text:p text:style-name="P8">Journal de projet (cf. Annexe A3)</text:p>
        </text:list-item>
        <text:list-item>
          <text:p text:style-name="P8">Tableaux d’avancement (capturé dans Annexe A4)</text:p>
        </text:list-item>
      </text:list>
      <text:p text:style-name="Horizontal_20_Line"/>
      <text:h text:style-name="Heading_20_3" text:outline-level="3">4. Développement de l’application (Compétence C17)</text:h>
      <text:p text:style-name="Text_20_body"><text:span text:style-name="Strong_20_Emphasis">Technologies :</text:span> HTML, CSS, Bootstrap, JavaScript (frontend)</text:p>
      <text:p text:style-name="Text_20_body"><text:span text:style-name="Strong_20_Emphasis">Fonctionnalités :</text:span></text:p>
      <text:list text:style-name="L8">
        <text:list-item>
          <text:p text:style-name="P9">Zone de texte pour saisie ou coller un article</text:p>
        </text:list-item>
        <text:list-item>
          <text:p text:style-name="P9">Bouton "Analyser"</text:p>
        </text:list-item>
        <text:list-item>
          <text:p text:style-name="P9">Résultat visible immédiatement (avec label et score)</text:p>
        </text:list-item>
      </text:list>
      <text:p text:style-name="Text_20_body"><text:span text:style-name="Strong_20_Emphasis">Accessibilité :</text:span></text:p>
      <text:list text:style-name="L9">
        <text:list-item>
          <text:p text:style-name="P10">Contrastes respectés (WCAG AA)</text:p>
        </text:list-item>
        <text:list-item>
          <text:p text:style-name="P10">Navigation clavier assurée</text:p>
        </text:list-item>
        <text:list-item>
          <text:p text:style-name="P10">Structure HTML hiérarchisée (balises ARIA, titres logiques)</text:p>
        </text:list-item>
      </text:list>
      <text:p text:style-name="Text_20_body"><text:span text:style-name="Strong_20_Emphasis">Sécurité :</text:span></text:p>
      <text:list text:style-name="L10">
        <text:list-item>
          <text:p text:style-name="P11">Requête API sécurisée (CORS + content-type vérifié)</text:p>
        </text:list-item>
        <text:list-item>
          <text:p text:style-name="P11">Pas de stockage de données utilisateurs</text:p>
        </text:list-item>
      </text:list>
      <text:p text:style-name="Horizontal_20_Line"/>
      <text:h text:style-name="Heading_20_3" text:outline-level="3">5. Automatisation des tests applicatifs (Compétence C18)</text:h>
      <text:p text:style-name="Text_20_body"><text:span text:style-name="Strong_20_Emphasis">Outils :</text:span> Jest + Puppeteer (JS)</text:p>
      <text:p text:style-name="Text_20_body"><text:span text:style-name="Strong_20_Emphasis">Tests réalisés :</text:span></text:p>
      <text:list text:style-name="L11">
        <text:list-item>
          <text:p text:style-name="P12"><text:soft-page-break/>Test d’affichage de l’interface</text:p>
        </text:list-item>
        <text:list-item>
          <text:p text:style-name="P12">Simulation de saisie utilisateur + clic bouton</text:p>
        </text:list-item>
        <text:list-item>
          <text:p text:style-name="P12">Vérification de la réponse JSON + affichage correcte</text:p>
        </text:list-item>
      </text:list>
      <text:p text:style-name="Text_20_body"><text:span text:style-name="Strong_20_Emphasis">Extrait de test :</text:span></text:p>
      <text:p text:style-name="Preformatted_20_Text"><text:span text:style-name="Source_20_Text">test('Vérifie le résultat IA', async () =&gt; {</text:span></text:p>
      <text:p text:style-name="Preformatted_20_Text"><text:span text:style-name="Source_20_Text"><text:s text:c="2"/>await page.goto('http://localhost:5500');</text:span></text:p>
      <text:p text:style-name="Preformatted_20_Text"><text:span text:style-name="Source_20_Text"><text:s text:c="2"/>await page.type('#textInput', 'La terre est plate');</text:span></text:p>
      <text:p text:style-name="Preformatted_20_Text"><text:span text:style-name="Source_20_Text"><text:s text:c="2"/>await page.click('#checkBtn');</text:span></text:p>
      <text:p text:style-name="Preformatted_20_Text"><text:span text:style-name="Source_20_Text"><text:s text:c="2"/>const result = await page.$eval('#result', el =&gt; el.textContent);</text:span></text:p>
      <text:p text:style-name="Preformatted_20_Text"><text:span text:style-name="Source_20_Text"><text:s text:c="2"/>expect(result).toMatch(/FAKE|REAL/);</text:span></text:p>
      <text:p text:style-name="P1"><text:span text:style-name="Source_20_Text">});</text:span></text:p>
      <text:p text:style-name="Horizontal_20_Line"/>
      <text:h text:style-name="Heading_20_3" text:outline-level="3">6. Déploiement CI/CD de l’application (Compétence C19)</text:h>
      <text:p text:style-name="Text_20_body"><text:span text:style-name="Strong_20_Emphasis">Objectif :</text:span> Automatiser la mise en ligne de l’application web à chaque mise à jour validée.</text:p>
      <text:p text:style-name="Text_20_body"><text:span text:style-name="Strong_20_Emphasis">Outils :</text:span> GitHub Actions + FTP deploy + Render</text:p>
      <text:p text:style-name="Text_20_body"><text:span text:style-name="Strong_20_Emphasis">Pipeline :</text:span></text:p>
      <text:list text:style-name="L12">
        <text:list-item>
          <text:p text:style-name="P13">Étapes : clone repo &gt; build &gt; tests &gt; déploiement</text:p>
        </text:list-item>
        <text:list-item>
          <text:p text:style-name="P13">Conditions : uniquement si tests passent ✅</text:p>
        </text:list-item>
      </text:list>
      <text:p text:style-name="Text_20_body"><text:span text:style-name="Strong_20_Emphasis">Extrait </text:span><text:span text:style-name="Strong_20_Emphasis"><text:span text:style-name="Source_20_Text">.github/workflows/deploy.yml</text:span></text:span><text:span text:style-name="Strong_20_Emphasis"> :</text:span></text:p>
      <text:p text:style-name="Preformatted_20_Text"><text:span text:style-name="Source_20_Text">name: Deploy Frontend</text:span></text:p>
      <text:p text:style-name="Preformatted_20_Text"><text:span text:style-name="Source_20_Text">on:</text:span></text:p>
      <text:p text:style-name="Preformatted_20_Text"><text:span text:style-name="Source_20_Text"><text:s text:c="2"/>push:</text:span></text:p>
      <text:p text:style-name="Preformatted_20_Text"><text:span text:style-name="Source_20_Text"><text:s text:c="4"/>branches: [ main ]</text:span></text:p>
      <text:p text:style-name="Preformatted_20_Text"><text:span text:style-name="Source_20_Text">jobs:</text:span></text:p>
      <text:p text:style-name="Preformatted_20_Text"><text:span text:style-name="Source_20_Text"><text:s text:c="2"/>build:</text:span></text:p>
      <text:p text:style-name="Preformatted_20_Text"><text:span text:style-name="Source_20_Text"><text:s text:c="4"/>runs-on: ubuntu-latest</text:span></text:p>
      <text:p text:style-name="Preformatted_20_Text"><text:span text:style-name="Source_20_Text"><text:s text:c="4"/>steps:</text:span></text:p>
      <text:p text:style-name="Preformatted_20_Text"><text:span text:style-name="Source_20_Text"><text:s text:c="6"/>- uses: actions/checkout@v2</text:span></text:p>
      <text:p text:style-name="Preformatted_20_Text"><text:span text:style-name="Source_20_Text"><text:s text:c="6"/>- name: Upload to FTP</text:span></text:p>
      <text:p text:style-name="Preformatted_20_Text"><text:span text:style-name="Source_20_Text"><text:s text:c="8"/>uses: SamKirkland/FTP-Deploy-Action@v4</text:span></text:p>
      <text:p text:style-name="Preformatted_20_Text"><text:span text:style-name="Source_20_Text"><text:s text:c="8"/>with:</text:span></text:p>
      <text:p text:style-name="Preformatted_20_Text"><text:span text:style-name="Source_20_Text"><text:s text:c="10"/>server: ${{ secrets.FTP_SERVER }}</text:span></text:p>
      <text:p text:style-name="Preformatted_20_Text"><text:span text:style-name="Source_20_Text"><text:s text:c="10"/>username: ${{ secrets.FTP_USERNAME }}</text:span></text:p>
      <text:p text:style-name="Preformatted_20_Text"><text:span text:style-name="Source_20_Text"><text:s text:c="10"/>password: ${{ secrets.FTP_PASSWORD }}</text:span></text:p>
      <text:p text:style-name="P1"><text:span text:style-name="Source_20_Text"><text:s text:c="10"/>local-dir: ./site</text:span></text:p>
      <text:p text:style-name="Horizontal_20_Line"/>
      <text:h text:style-name="Heading_20_3" text:outline-level="3">Annexes</text:h>
      <text:list xml:id="list3894480672" text:style-name="L13">
        <text:list-item>
          <text:p text:style-name="P14">A1 : Schéma d’architecture</text:p>
          <text:p text:style-name="P14">[ Utilisateur ] <text:line-break/> ↓ (texte saisi)<text:line-break/>[ Interface Web HTML/JS ] <text:line-break/> ↓ (requête HTTP POST)<text:line-break/>[ API FastAPI avec modèle IA RoBERTa ]<text:line-break/><text:soft-page-break/> <text:s text:c="4"/>↓ (prédiction + score)<text:line-break/>[ Résultat retourné au frontend → affiché à l'utilisateur ]<text:line-break/><text:line-break/>Stockage : Aucun (transit uniquement)<text:line-break/>Hébergement : Serveur européen (OVH ou Render)</text:p>
          <text:p text:style-name="P14"/>
        </text:list-item>
        <text:list-item>
          <text:p text:style-name="P14">A2 : Cahier des charges fonctionnel</text:p>
          <text:p text:style-name="P14"><text:span text:style-name="Strong_20_Emphasis">Objectif principal :</text:span> Permettre à un utilisateur de vérifier si une information est vraie ou fausse.</text:p>
        </text:list-item>
      </text:list>
      <text:list text:style-name="L15">
        <text:list-header>
          <text:p text:style-name="P16"><text:span text:style-name="Strong_20_Emphasis">Fonctionnalités :</text:span></text:p>
          <text:list>
            <text:list-item>
              <text:p text:style-name="P16">Zone de saisie de texte</text:p>
            </text:list-item>
            <text:list-item>
              <text:p text:style-name="P16">Bouton d’analyse</text:p>
            </text:list-item>
            <text:list-item>
              <text:p text:style-name="P16">Affichage clair du résultat : FAKE ou REAL + score</text:p>
            </text:list-item>
          </text:list>
          <text:p text:style-name="P16"><text:span text:style-name="Strong_20_Emphasis">Contraintes :</text:span></text:p>
          <text:list>
            <text:list-item>
              <text:p text:style-name="P16">Rapidité de traitement (&lt; 2 secondes)</text:p>
            </text:list-item>
            <text:list-item>
              <text:p text:style-name="P16">Respect du RGPD : aucune donnée stockée</text:p>
            </text:list-item>
            <text:list-item>
              <text:p text:style-name="P16">Accessibilité WCAG AA obligatoire</text:p>
            </text:list-item>
          </text:list>
          <text:p text:style-name="P16"><text:span text:style-name="Strong_20_Emphasis">Technologies imposées :</text:span></text:p>
          <text:list>
            <text:list-item>
              <text:p text:style-name="P16">Backend : Python / FastAPI / Transformers</text:p>
            </text:list-item>
            <text:list-item>
              <text:p text:style-name="P16">Frontend : HTML / JS / CSS (responsive)</text:p>
            </text:list-item>
          </text:list>
          <text:p text:style-name="P16"><text:span text:style-name="Strong_20_Emphasis">Public cible :</text:span> journalistes, modérateurs, citoyens</text:p>
        </text:list-header>
      </text:list>
      <text:list text:continue-list="list3894480672" text:style-name="L13">
        <text:list-header>
          <text:p text:style-name="P14"/>
        </text:list-header>
        <text:list-item>
          <text:p text:style-name="P14">A3 : Journal de bord de projet</text:p>
        </text:list-item>
        <text:list-item>
          <text:p text:style-name="P14">A4 : Captures Trello + GitHub</text:p>
        </text:list-item>
        <text:list-item>
          <text:p text:style-name="P14">A5 : Code HTML/CSS/JS</text:p>
        </text:list-item>
        <text:list-item>
          <text:p text:style-name="P14">A6 : Tests automatisés Jest</text:p>
        </text:list-item>
        <text:list-item>
          <text:p text:style-name="P14">A7 : Fichier CI/CD GitHub</text:p>
        </text:list-item>
      </text:list>
      <text:p text:style-name="Horizontal_20_Line"/>
      <text:h text:style-name="Heading_20_3" text:outline-level="3">Compétences visées (et couvertes)</text:h>
      <text:list text:style-name="L14">
        <text:list-item>
          <text:p text:style-name="P15"><text:span text:style-name="Strong_20_Emphasis">C14</text:span> : Analyse des besoins utilisateurs</text:p>
        </text:list-item>
        <text:list-item>
          <text:p text:style-name="P15"><text:span text:style-name="Strong_20_Emphasis">C15</text:span> : Conception d’architecture applicative</text:p>
        </text:list-item>
        <text:list-item>
          <text:p text:style-name="P15"><text:span text:style-name="Strong_20_Emphasis">C16</text:span> : Organisation et gestion de projet</text:p>
        </text:list-item>
        <text:list-item>
          <text:p text:style-name="P15"><text:span text:style-name="Strong_20_Emphasis">C17</text:span> : Développement d’une application web fonctionnelle</text:p>
        </text:list-item>
        <text:list-item>
          <text:p text:style-name="P15"><text:soft-page-break/><text:span text:style-name="Strong_20_Emphasis">C18</text:span> : Mise en place de tests applicatifs</text:p>
        </text:list-item>
        <text:list-item>
          <text:p text:style-name="P15"><text:span text:style-name="Strong_20_Emphasis">C19</text:span> : CI/CD du frontend automatisé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3T09:10:50.416000000</meta:creation-date>
    <dc:date>2025-08-03T10:18:45.297000000</dc:date>
    <meta:editing-duration>PT1H7M55S</meta:editing-duration>
    <meta:editing-cycles>1</meta:editing-cycles>
    <meta:document-statistic meta:table-count="0" meta:image-count="0" meta:object-count="0" meta:page-count="5" meta:paragraph-count="119" meta:word-count="753" meta:character-count="4691" meta:non-whitespace-character-count="4016"/>
    <meta:generator>LibreOffice/7.6.5.2$Windows_X86_64 LibreOffice_project/38d5f62f85355c192ef5f1dd47c5c0c0c6d6598b</meta:generator>
  </office:meta>
</office:document-meta>
</file>